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01000000010BCDAE1E1.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chapter" style:master-page-name="Standard">
      <style:paragraph-properties fo:break-before="page"/>
    </style:style>
    <style:style style:name="P2" style:family="paragraph" style:parent-style-name="li1n" style:list-style-name="L1"/>
    <style:style style:name="P3" style:family="paragraph" style:parent-style-name="li1n" style:list-style-name="L1" style:master-page-name="">
      <style:paragraph-properties fo:keep-with-next="always"/>
    </style:style>
    <style:style style:name="P4" style:family="paragraph" style:parent-style-name="li1p" style:master-page-name="">
      <style:paragraph-properties fo:keep-together="always"/>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4 – Tips and tricks</text:p>
      <text:p text:style-name="h1">Module overview</text:p>
      <text:p text:style-name="p">In this module you will learn some tips and tricks to assist you while using OpenOffice.org Writer and ICE.</text:p>
      <text:list text:style-name="L1">
        <text:list-item>
          <text:p text:style-name="P2">Same file name, different extension.</text:p>
        </text:list-item>
      </text:list>
      <text:p text:style-name="li1p">The system does not support files with the same file name but different extension in the same directory as they cause problems in the manifest. For example, do not use overview.sxw and overview.gif in the same directory.</text:p>
      <text:list text:style-name="L1" text:continue-numbering="true">
        <text:list-item>
          <text:p text:style-name="P2">Restart list numbering from 1.</text:p>
        </text:list-item>
      </text:list>
      <text:p text:style-name="li1p">Place your cursor in the list item then click the Restart Numbering <draw:frame draw:style-name="fr1" draw:name="Restart numbering icon" text:anchor-type="as-char" svg:y="-0.347cm" svg:width="0.423cm" svg:height="0.423cm" draw:z-index="0"><draw:image xlink:href="Pictures/100000000000001000000010BCDAE1E1.gif" xlink:type="simple" xlink:show="embed" xlink:actuate="onLoad"/></draw:frame> icon on the Bullets and Numbering bar.</text:p>
      <text:list text:style-name="L1" text:continue-numbering="true">
        <text:list-item>
          <text:p text:style-name="P2">List bullet or number not displaying.</text:p>
        </text:list-item>
      </text:list>
      <text:p text:style-name="li1p">After applying the required bulleted list or numbered list style, it may be necessary to use the Bullets On/Off or Numbering On/Off function on the Formatting bar to display the bullet or number. </text:p>
      <text:list text:style-name="L1" text:continue-numbering="true">
        <text:list-item>
          <text:p text:style-name="P2">Use the custom Styles menu.</text:p>
        </text:list-item>
      </text:list>
      <text:p text:style-name="li1p">Attach paragraph and character styles from the custom Styles menu.</text:p>
      <text:list text:style-name="L1" text:continue-numbering="true">
        <text:list-item>
          <text:p text:style-name="P2">Use an ndash where appropriate. For example, between page numbers (pp. 16–32).</text:p>
        </text:list-item>
      </text:list>
      <text:p text:style-name="li1p">From the keyboard, press the &lt;Alt&gt; key + &lt;0150&gt; on the number keypad.</text:p>
      <text:p text:style-name="li1p">or</text:p>
      <text:p text:style-name="li1p">From the Menu, select Insert...Special Character...Font...Times New Roman...Subset...General punctuation...Click the endash...Click the OK button.</text:p>
      <text:list text:style-name="L1" text:continue-numbering="true">
        <text:list-item>
          <text:p text:style-name="P2">Use a non-breaking space between items that need to stay together (e.g. pp. 16 or section 3.4.4).</text:p>
        </text:list-item>
      </text:list>
      <text:p text:style-name="li1p">From the keyboard, press the &lt;Alt&gt; key + &lt;0160&gt; on the number keypad.</text:p>
      <text:p text:style-name="li1p">or</text:p>
      <text:p text:style-name="li1p">From the keyboard, press the &lt;Ctrl&gt; key + the spacebar.</text:p>
      <text:list text:style-name="L1" text:continue-numbering="true">
        <text:list-item>
          <text:p text:style-name="P3">Change the quote style.</text:p>
        </text:list-item>
      </text:list>
      <text:p text:style-name="P4">From the Menu, select Tools...AutoCorrect...Custom Quotes tab. Make your selections then click the OK button.</text:p>
      <text:list text:style-name="L1" text:continue-numbering="true">
        <text:list-item>
          <text:p text:style-name="P3">Display alternate text on pictures in a browser.</text:p>
        </text:list-item>
      </text:list>
      <text:p text:style-name="P4">Right click on the picture then select Picture. From the Options tab, locate the Names section and insert a concise meaningful description in the Name text box.</text:p>
      <text:list text:style-name="L1" text:continue-numbering="true">
        <text:list-item>
          <text:p text:style-name="P2">Using PNG file format.</text:p>
        </text:list-item>
      </text:list>
      <text:p text:style-name="li1p">Resizing of interlaced PNG files is not supported. If an interlaced PNG is used/required, the actual size of the image is displayed in ICE and not the resized version in the OOo document.</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4 – Tips and tricks</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odule 4 – Tips and tricks</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Module 4 – Tips and tricks</dc:title>
    <dc:subject>Integrated Content Environment (ICE) user guide</dc:subject>
    <meta:initial-creator>Pamela Glossop</meta:initial-creator>
    <meta:creation-date>2005-12-21T08:55:44</meta:creation-date>
    <dc:creator>Pamela Glossop</dc:creator>
    <dc:date>2005-12-21T13:25:04</dc:date>
    <dc:language>en-US</dc:language>
    <meta:editing-cycles>3</meta:editing-cycles>
    <meta:editing-duration>PT41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1" meta:object-count="0" meta:page-count="2" meta:paragraph-count="77" meta:word-count="329" meta:character-count="206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